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F000000F258BC4FB75BCD2B8A.png" manifest:media-type="image/png"/>
  <manifest:file-entry manifest:full-path="Pictures/10000001000000A30000016569A913D626F3118B.png" manifest:media-type="image/png"/>
  <manifest:file-entry manifest:full-path="Pictures/100000010000016E000001286C4367958C25CB31.png" manifest:media-type="image/png"/>
  <manifest:file-entry manifest:full-path="Pictures/10000001000001B9000001211EA46D21DE305094.png" manifest:media-type="image/png"/>
  <manifest:file-entry manifest:full-path="Pictures/100000010000005F0000005F29041B9314914433.png" manifest:media-type="image/png"/>
  <manifest:file-entry manifest:full-path="Pictures/10002AEA00000B0F00000B0F10C70DFA97492BDD.svg" manifest:media-type="image/svg+xml"/>
  <manifest:file-entry manifest:full-path="Pictures/10000001000004E700000349F73059FDE1839F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674cm" fo:min-width="2.249cm" fo:padding-top="0cm" fo:padding-bottom="0cm" fo:padding-left="0cm" fo:padding-right="0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674cm" fo:min-width="2.249cm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674cm" fo:min-width="2.249cm" fo:padding-top="0cm" fo:padding-bottom="0cm" fo:padding-left="0cm" fo:padding-right="0cm" fo:wrap-option="wrap" draw:shadow-color="#808080"/>
      <style:paragraph-properties style:writing-mode="lr-tb"/>
    </style:style>
    <style:style style:name="gr5" style:family="graphic" style:parent-style-name="standard">
      <style:graphic-properties svg:stroke-width="0.03cm" svg:stroke-color="#666666" draw:marker-start="" draw:marker-start-width="0.345cm" draw:marker-end="Arrow" draw:marker-end-width="0.345cm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false" draw:auto-grow-width="true" fo:min-height="0.847cm" fo:min-width="4.355cm" fo:padding-left="0cm" fo:padding-right="0cm"/>
      <style:paragraph-properties style:writing-mode="lr-tb"/>
    </style:style>
    <style:style style:name="gr7" style:family="graphic" style:parent-style-name="standard">
      <style:graphic-properties svg:stroke-width="0.03cm" svg:stroke-color="#666666" draw:marker-start="Arrow" draw:marker-start-width="0.345cm" draw:marker-end="" draw:marker-end-width="0.345cm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666666" draw:marker-start="Arrow" draw:marker-start-width="0.345cm" draw:marker-end="Arrow" draw:marker-end-width="0.345cm" draw:textarea-vertical-align="middle" fo:padding-top="0.14cm" fo:padding-bottom="0.14cm" fo:padding-left="0.265cm" fo:padding-right="0.26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2.529cm"/>
      <style:paragraph-properties style:writing-mode="lr-tb"/>
    </style:style>
    <style:style style:name="gr11" style:family="graphic" style:parent-style-name="standard">
      <style:graphic-properties svg:stroke-width="0.03cm" svg:stroke-color="#666666" draw:marker-start-width="0.245cm" draw:marker-end-width="0.245cm" draw:fill="solid" draw:fill-color="#e6e6e6" draw:opacity="50%" draw:textarea-horizontal-align="center" draw:textarea-vertical-align="middle" fo:padding-top="0.14cm" fo:padding-bottom="0.14cm" fo:padding-left="0.265cm" fo:padding-right="0.265cm" draw:shadow="hidden" draw:shadow-offset-x="0.1cm" draw:shadow-offset-y="0.1cm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017cm" fo:min-width="4.32cm" fo:padding-left="0cm" fo:padding-right="0cm"/>
      <style:paragraph-properties style:writing-mode="lr-tb"/>
    </style:style>
    <style:style style:name="gr13" style:family="graphic" style:parent-style-name="objectwithoutfill">
      <style:graphic-properties svg:stroke-width="0.03cm" svg:stroke-color="#666666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14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502cm" fo:line-height="100%" fo:text-indent="0cm" style:line-break="strict" style:writing-mode="lr-tb"/>
      <style:text-properties style:use-window-font-color="true" loext:opacity="0%" fo:font-weight="normal" style:font-weight-asian="normal" style:font-weight-complex="normal"/>
    </style:style>
    <style:style style:name="P2" style:family="paragraph">
      <loext:graphic-properties draw:fill="none" draw:fill-color="#ffffff"/>
      <style:paragraph-properties fo:margin-left="0cm" fo:margin-right="0cm" fo:margin-top="0cm" fo:margin-bottom="0.502cm" fo:line-height="100%" fo:text-indent="0cm" style:line-break="strict" style:writing-mode="lr-tb" style:font-independent-line-spacing="true"/>
      <style:text-properties style:use-window-font-color="true" loext:opacity="0%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style:use-window-font-color="true" loext:opacity="0%" style:font-name="Cantarell" fo:font-size="12pt" style:font-size-asian="12pt" style:font-size-complex="12pt"/>
    </style:style>
    <style:style style:name="P7" style:family="paragraph">
      <style:paragraph-properties fo:text-align="center" style:writing-mode="lr-tb"/>
      <style:text-properties style:font-name="Cantarell" fo:font-size="12pt" style:font-size-asian="12pt" style:font-size-complex="12pt"/>
    </style:style>
    <style:style style:name="P8" style:family="paragraph">
      <loext:graphic-properties draw:fill="solid" draw:fill-color="#e6e6e6" draw:opacity="50%"/>
      <style:paragraph-properties fo:text-align="center"/>
    </style:style>
    <style:style style:name="P9" style:family="paragraph">
      <loext:graphic-properties draw:fill="none" draw:fill-color="#ffffff"/>
      <style:text-properties fo:color="#c9211e" loext:opacity="100%" style:font-name="Courier New" fo:font-weight="bold" style:font-weight-asian="bold" style:font-weight-complex="bold"/>
    </style:style>
    <style:style style:name="P10" style:family="paragraph">
      <style:text-properties fo:color="#204a87" loext:opacity="100%"/>
    </style:style>
    <style:style style:name="P11" style:family="paragraph">
      <loext:graphic-properties draw:fill="none" draw:fill-color="#ffffff"/>
      <style:text-properties fo:color="#204a87" loext:opacity="100%" style:font-name="Courier New"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loext:opacity="0%" style:font-name="Cantarell" fo:font-size="12pt" fo:language="de" fo:country="DE" fo:font-weight="normal" style:font-size-asian="12pt" style:language-asian="de" style:country-asian="DE" style:font-weight-asian="normal" style:font-size-complex="12pt" style:language-complex="de" style:country-complex="DE" style:font-weight-complex="normal"/>
    </style:style>
    <style:style style:name="T2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style:font-name="Cantarell" fo:font-size="12pt" style:font-size-asian="12pt" style:font-size-complex="12pt"/>
    </style:style>
    <style:style style:name="T4" style:family="text"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204a87" loext:opacity="100%" style:font-name="Courier New" fo:font-size="12pt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folie" presentation:presentation-page-layout-name="AL1T1">
        <office:forms form:automatic-focus="false" form:apply-design-mode="false"/>
        <draw:g>
          <draw:custom-shape draw:style-name="gr1" draw:text-style-name="P2" draw:layer="layout" svg:width="2.249cm" svg:height="0.674cm" svg:x="0.846cm" svg:y="2.746cm">
            <text:list text:style-name="L1">
              <text:list-header>
                <text:p text:style-name="P1"><text:span text:style-name="T1">IoT-Devi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3" draw:layer="layout" svg:width="3.94cm" svg:height="2.64cm" draw:transform="rotate (-3.14159265358979) translate (3.94cm 2.756cm)">
            <draw:image xlink:href="Pictures/10000001000004E700000349F73059FDE1839F4D.png" xlink:type="simple" xlink:show="embed" xlink:actuate="onLoad" draw:mime-type="image/png">
              <text:p/>
            </draw:image>
          </draw:frame>
        </draw:g>
        <draw:g>
          <draw:custom-shape draw:style-name="gr3" draw:text-style-name="P2" draw:layer="layout" svg:width="2.249cm" svg:height="0.674cm" svg:x="0.846cm" svg:y="7.246cm">
            <text:list text:style-name="L1">
              <text:list-header>
                <text:p text:style-name="P1"><text:span text:style-name="T1">IoT-</text:span><text:span text:style-name="T1">Devi</text:span><text:span text:style-name="T1">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3" draw:layer="layout" svg:width="3.94cm" svg:height="2.64cm" draw:transform="rotate (-3.14159265358979) translate (3.94cm 7.256cm)">
            <draw:image xlink:href="Pictures/10000001000004E700000349F73059FDE1839F4D.png" xlink:type="simple" xlink:show="embed" xlink:actuate="onLoad" draw:mime-type="image/png">
              <text:p/>
            </draw:image>
          </draw:frame>
        </draw:g>
        <draw:g>
          <draw:custom-shape draw:style-name="gr4" draw:text-style-name="P2" draw:layer="layout" svg:width="2.249cm" svg:height="0.674cm" svg:x="0.846cm" svg:y="11.746cm">
            <text:list text:style-name="L1">
              <text:list-header>
                <text:p text:style-name="P1"><text:span text:style-name="T1">I</text:span><text:span text:style-name="T1">o</text:span><text:span text:style-name="T1">T</text:span><text:span text:style-name="T1">-</text:span><text:span text:style-name="T1">D</text:span><text:span text:style-name="T1">e</text:span><text:span text:style-name="T1">v</text:span><text:span text:style-name="T1">i</text:span><text:span text:style-name="T1">c</text:span><text:span text:style-name="T1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3" draw:layer="layout" svg:width="3.94cm" svg:height="2.64cm" draw:transform="rotate (-3.14159265358979) translate (3.94cm 11.756cm)">
            <draw:image xlink:href="Pictures/10000001000004E700000349F73059FDE1839F4D.png" xlink:type="simple" xlink:show="embed" xlink:actuate="onLoad" draw:mime-type="image/png">
              <text:p/>
            </draw:image>
          </draw:frame>
        </draw:g>
        <draw:line draw:style-name="gr5" draw:text-style-name="P4" draw:layer="layout" svg:x1="4.12cm" svg:y1="1.44cm" svg:x2="9.34cm" svg:y2="5.22cm">
          <text:p/>
        </draw:line>
        <draw:g>
          <draw:frame draw:style-name="gr2" draw:text-style-name="P3" draw:layer="layout" svg:width="2.83cm" svg:height="2.83cm" svg:x="8.987cm" svg:y="4.53cm">
            <draw:image xlink:href="Pictures/10002AEA00000B0F00000B0F10C70DFA97492BDD.svg" xlink:type="simple" xlink:show="embed" xlink:actuate="onLoad" draw:mime-type="image/svg+xml">
              <text:p/>
            </draw:image>
            <draw:image xlink:href="Pictures/100000010000005F0000005F29041B9314914433.png" xlink:type="simple" xlink:show="embed" xlink:actuate="onLoad" draw:mime-type="image/png"/>
          </draw:frame>
          <draw:frame draw:style-name="gr6" draw:text-style-name="P5" draw:layer="layout" svg:width="4.355cm" svg:height="1.267cm" svg:x="8.225cm" svg:y="7.183cm">
            <draw:text-box>
              <text:p text:style-name="P4"><text:span text:style-name="T2">MQTT</text:span></text:p>
              <text:p text:style-name="P4"><text:span text:style-name="T2">Message Broker</text:span></text:p>
            </draw:text-box>
          </draw:frame>
        </draw:g>
        <draw:line draw:style-name="gr7" draw:text-style-name="P4" draw:layer="layout" svg:x1="9.34cm" svg:y1="6.66cm" svg:x2="4.12cm" svg:y2="10.44cm">
          <text:p/>
        </draw:line>
        <draw:line draw:style-name="gr8" draw:text-style-name="P4" draw:layer="layout" svg:x1="4.12cm" svg:y1="5.94cm" svg:x2="9.16cm" svg:y2="5.94cm">
          <text:p/>
        </draw:line>
        <draw:g>
          <draw:frame draw:style-name="gr9" draw:text-style-name="P3" draw:layer="layout" svg:width="2.919cm" svg:height="1.913cm" svg:x="23.893cm" svg:y="5.358cm">
            <draw:image xlink:href="Pictures/10000001000001B9000001211EA46D21DE305094.png" xlink:type="simple" xlink:show="embed" xlink:actuate="onLoad" draw:mime-type="image/png">
              <text:p/>
            </draw:image>
          </draw:frame>
          <draw:frame draw:style-name="gr10" draw:text-style-name="P6" draw:layer="layout" svg:width="3.029cm" svg:height="0.806cm" svg:x="23.839cm" svg:y="7.21cm">
            <draw:text-box>
              <text:p><text:span text:style-name="T3">Admin-Client</text:span></text:p>
            </draw:text-box>
          </draw:frame>
          <draw:frame draw:style-name="gr9" draw:text-style-name="P3" draw:layer="layout" svg:width="2.624cm" svg:height="2.122cm" svg:x="24.064cm" svg:y="3.073cm">
            <draw:image xlink:href="Pictures/100000010000016E000001286C4367958C25CB31.png" xlink:type="simple" xlink:show="embed" xlink:actuate="onLoad" draw:mime-type="image/png">
              <text:p/>
            </draw:image>
          </draw:frame>
        </draw:g>
        <draw:line draw:style-name="gr8" draw:text-style-name="P7" draw:layer="layout" svg:x1="21.6cm" svg:y1="5.94cm" svg:x2="24.1cm" svg:y2="5.94cm">
          <text:p/>
        </draw:line>
        <draw:g>
          <draw:rect draw:style-name="gr11" draw:text-style-name="P8" draw:layer="layout" svg:width="4.4cm" svg:height="3.2cm" svg:x="16.92cm" svg:y="4.009cm">
            <text:p/>
          </draw:rect>
          <draw:frame draw:style-name="gr12" draw:text-style-name="P5" draw:layer="layout" svg:width="4.32cm" svg:height="1.267cm" svg:x="16.92cm" svg:y="7.209cm">
            <draw:text-box>
              <text:p text:style-name="P4"><text:span text:style-name="T2">Admin-Backend</text:span></text:p>
            </draw:text-box>
          </draw:frame>
          <draw:line draw:style-name="gr13" draw:text-style-name="P3" draw:layer="layout" svg:x1="18.32cm" svg:y1="6.409cm" svg:x2="19.72cm" svg:y2="6.409cm">
            <text:p/>
          </draw:line>
          <draw:frame draw:style-name="gr14" draw:text-style-name="P3" draw:layer="layout" svg:width="1.195cm" svg:height="2.552cm" svg:x="17.325cm" svg:y="4.409cm">
            <draw:image xlink:href="Pictures/10000001000000A30000016569A913D626F3118B.png" xlink:type="simple" xlink:show="embed" xlink:actuate="onLoad" draw:mime-type="image/png">
              <text:p/>
            </draw:image>
          </draw:frame>
          <draw:frame draw:style-name="gr15" draw:text-style-name="P3" draw:layer="layout" svg:width="1.514cm" svg:height="1.808cm" svg:x="19.406cm" svg:y="5.17cm">
            <draw:image xlink:href="Pictures/10000001000000EF000000F258BC4FB75BCD2B8A.png" xlink:type="simple" xlink:show="embed" xlink:actuate="onLoad" draw:mime-type="image/png">
              <text:p/>
            </draw:image>
          </draw:frame>
        </draw:g>
        <draw:frame draw:style-name="gr16" draw:text-style-name="P9" draw:layer="layout" svg:width="4.312cm" svg:height="0.729cm" svg:x="4.508cm" svg:y="5.22cm">
          <draw:text-box>
            <text:p><text:span text:style-name="T4">[ sensordaten ]</text:span></text:p>
          </draw:text-box>
        </draw:frame>
        <draw:frame draw:style-name="gr17" draw:text-style-name="P9" draw:layer="layout" svg:width="4.312cm" svg:height="0.729cm" draw:transform="rotate (0.620290016158785) translate (4.888cm 9.866cm)">
          <draw:text-box>
            <text:p><text:span text:style-name="T4">[ sensordaten ]</text:span></text:p>
          </draw:text-box>
        </draw:frame>
        <draw:frame draw:style-name="gr17" draw:text-style-name="P9" draw:layer="layout" svg:width="4.312cm" svg:height="0.729cm" draw:transform="rotate (-0.63111105752115) translate (5.47cm 1.44cm)">
          <draw:text-box>
            <text:p><text:span text:style-name="T4">[ sensordaten ]</text:span></text:p>
          </draw:text-box>
        </draw:frame>
        <draw:frame draw:style-name="gr16" draw:text-style-name="P9" draw:layer="layout" svg:width="4.312cm" svg:height="0.729cm" svg:x="12.068cm" svg:y="5.211cm">
          <draw:text-box>
            <text:p><text:span text:style-name="T4">[ sensordaten ]</text:span></text:p>
          </draw:text-box>
        </draw:frame>
        <draw:line draw:style-name="gr8" draw:text-style-name="P4" draw:layer="layout" svg:x1="11.7cm" svg:y1="5.94cm" svg:x2="16.74cm" svg:y2="5.94cm">
          <text:p/>
        </draw:line>
        <draw:frame draw:style-name="gr16" draw:text-style-name="P11" draw:layer="layout" svg:width="4.312cm" svg:height="0.729cm" svg:x="12.248cm" svg:y="5.941cm">
          <draw:text-box>
            <text:p text:style-name="P10"><text:span text:style-name="T5">{ kommandos }</text:span></text:p>
          </draw:text-box>
        </draw:frame>
        <draw:frame draw:style-name="gr16" draw:text-style-name="P11" draw:layer="layout" svg:width="4.312cm" svg:height="0.729cm" svg:x="4.68cm" svg:y="5.931cm">
          <draw:text-box>
            <text:p text:style-name="P10"><text:span text:style-name="T5">{ kommandos }</text:span></text:p>
          </draw:text-box>
        </draw:frame>
        <presentation:notes draw:style-name="dp2">
          <office:forms form:automatic-focus="false" form:apply-design-mode="false"/>
          <draw:page-thumbnail draw:style-name="gr18" draw:layer="layout" svg:width="14.848cm" svg:height="11.135cm" svg:x="3.07cm" svg:y="2.257cm" draw:page-number="1" presentation:class="page"/>
          <draw:frame presentation:style-name="pr1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2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2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3cm" fo:margin-right="0cm" fo:margin-top="0cm" fo:margin-bottom="0.374cm" fo:text-indent="0cm"/>
      <style:text-properties style:font-name="Cantarell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3cm" fo:margin-right="0cm" fo:margin-top="0cm" fo:margin-bottom="0.372cm" fo:text-indent="0cm"/>
      <style:text-properties style:font-name="Cantarell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6.87cm" fo:page-height="12.3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3.92cm" svg:x="1cm" svg:y="2.57cm"/>
      <draw:page-thumbnail draw:layer="backgroundobjects" svg:width="8.566cm" svg:height="3.92cm" svg:x="1cm" svg:y="8.533cm"/>
      <draw:page-thumbnail draw:layer="backgroundobjects" svg:width="8.566cm" svg:height="3.92cm" svg:x="1cm" svg:y="14.496cm"/>
      <draw:page-thumbnail draw:layer="backgroundobjects" svg:width="8.566cm" svg:height="3.92cm" svg:x="10.567cm" svg:y="2.57cm"/>
      <draw:page-thumbnail draw:layer="backgroundobjects" svg:width="8.566cm" svg:height="3.92cm" svg:x="10.567cm" svg:y="8.533cm"/>
      <draw:page-thumbnail draw:layer="backgroundobjects" svg:width="8.566cm" svg:height="3.92cm" svg:x="10.567cm" svg:y="14.496cm"/>
      <draw:page-thumbnail draw:layer="backgroundobjects" svg:width="8.566cm" svg:height="3.92cm" svg:x="20.134cm" svg:y="2.57cm"/>
      <draw:page-thumbnail draw:layer="backgroundobjects" svg:width="8.566cm" svg:height="3.92cm" svg:x="20.134cm" svg:y="8.533cm"/>
      <draw:page-thumbnail draw:layer="backgroundobjects" svg:width="8.566cm" svg:height="3.92cm" svg:x="20.134cm" svg:y="14.496cm"/>
    </style:handout-master>
    <style:master-page style:name="Textfolie" style:page-layout-name="PM1" draw:style-name="Mdp1">
      <draw:rect presentation:style-name="Mpr1" draw:text-style-name="MP5" draw:layer="backgroundobjects" svg:width="28cm" svg:height="0.21cm" svg:x="0cm" svg:y="15.584cm">
        <text:p/>
      </draw:rect>
      <draw:frame presentation:style-name="Mpr2" draw:text-style-name="MP7" draw:layer="backgroundobjects" svg:width="26.38cm" svg:height="1.442cm" svg:x="0.72cm" svg:y="0.3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2cm" svg:y="2.16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</text:span><text:span text:style-name="MT3">e 2</text:span></text:p>
                  <text:list>
                    <text:list-item>
                      <text:p text:style-name="MP10"><text:span text:style-name="MT4">E</text:span><text:span text:style-name="MT4">b</text:span><text:span text:style-name="MT4">e</text:span><text:span text:style-name="MT4">n</text:span><text:span text:style-name="MT4">e</text:span><text:span text:style-name="MT4"> </text:span><text:span text:style-name="MT4">3</text:span></text:p>
                      <text:list>
                        <text:list-item>
                          <text:p text:style-name="MP11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4</text:span></text:p>
                          <text:list>
                            <text:list-item>
                              <text:p text:style-name="MP12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5</text:span></text:p>
                              <text:list>
                                <text:list-item>
                                  <text:p text:style-name="MP13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6</text:span></text:p>
                                  <text:list>
                                    <text:list-item>
                                      <text:p text:style-name="MP14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7</text:span></text:p>
                                      <text:list>
                                        <text:list-item>
                                          <text:p text:style-name="MP15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8</text:span></text:p>
                                          <text:list>
                                            <text:list-item>
                                              <text:p text:style-name="MP16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6cm" svg:y="15.02cm">
        <draw:text-box>
          <text:p text:style-name="MP18"><text:span text:style-name="MT6">Folie </text:span><text:span text:style-name="MT6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940</meta:editing-cycles>
    <meta:editing-duration>P9DT14H54M15S</meta:editing-duration>
    <meta:initial-creator>Dennis Schulmeister</meta:initial-creator>
    <dc:date>2022-03-09T11:05:56.669315348</dc:date>
    <dc:creator>Dennis Schulmeister-Zimolong</dc:creator>
    <meta:document-statistic meta:object-count="5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